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3" svg:font-family="Tahoma"/>
    <style:font-face style:name="Caladea" svg:font-family="Caladea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Light" svg:font-family="'Bahnschrift SemiLight'" style:font-family-generic="swiss" style:font-pitch="variable"/>
    <style:font-face style:name="Carlito" svg:font-family="Carlito" style:font-adornments="Italic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ny" style:font-family-generic="swiss" style:font-pitch="variable"/>
    <style:font-face style:name="Verdana" svg:font-family="Verdana" style:font-adornments="Kursyw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style="normal" style:text-underline-style="none" style:font-style-asian="normal" style:font-style-complex="normal"/>
    </style:style>
    <style:style style:name="P3" style:family="paragraph" style:parent-style-name="Text_20_body" style:list-style-name="L2"/>
    <style:style style:name="P4" style:family="paragraph" style:parent-style-name="Text_20_body">
      <style:text-properties style:font-name="Tahoma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eme</text:h>
      <text:p text:style-name="Text_20_body">Escape</text:p>
      <text:p text:style-name="Text_20_body"/>
      <text:h text:style-name="Heading_20_1" text:outline-level="1">Status</text:h>
      <text:list xml:id="list1913431653830524495" text:style-name="L1">
        <text:list-item>
          <text:p text:style-name="P1">Jam ended yesterday, and I missed the deadline. Again. I got down bad with the flue days before the deadline, but I don’t like the pattern of trying to make things and not making them. I want to make a thing. <text:span text:style-name="T1">I’ll try refactoring and making implementation tests.</text:span></text:p>
        </text:list-item>
        <text:list-item>
          <text:p text:style-name="P2">Let’s try idea with kinematic joint re-attachemnt . Update: it kinda worked, but needs more attention</text:p>
        </text:list-item>
        <text:list-item>
          <text:p text:style-name="P2">Exiting is now kinda a thing - but I need to create an interface so that brain and legs can talk.</text:p>
        </text:list-item>
        <text:list-item>
          <text:p text:style-name="P2">Ripped out a lot of movement logic out of Agent and into Legs - seems to work fine. Eyes are a bit crazy now, looking all over the place, but that's fine. I need to figure out the input interface for Brain - what does it expect to receive and how should it process it. </text:p>
        </text:list-item>
      </text:list>
      <text:h text:style-name="Heading_20_1" text:outline-level="1">Want</text:h>
      <text:list xml:id="list7961114256439186740" text:style-name="L2">
        <text:list-item>
          <text:p text:style-name="P3">Breaking out of prison</text:p>
        </text:list-item>
        <text:list-item>
          <text:p text:style-name="P3">Variety of places to escape from</text:p>
        </text:list-item>
        <text:list-item>
          <text:p text:style-name="P3">Autonomous agents that do their own stuff</text:p>
        </text:list-item>
        <text:list-item>
          <text:p text:style-name="P3">Things that make escaping easier</text:p>
        </text:list-item>
        <text:list-item>
          <text:p text:style-name="P3">Things that make escaping difficult</text:p>
        </text:list-item>
        <text:list-item>
          <text:p text:style-name="P3">A shop to buy things</text:p>
        </text:list-item>
      </text:list>
      <text:h text:style-name="Heading_20_1" text:outline-level="1">Description</text:h>
      <text:p text:style-name="Text_20_body">A game where you have to break out a bunch of guys out of prison. </text:p>
      <text:p text:style-name="Text_20_body">You do this by using stuff and placing items from a top down view.</text:p>
      <text:p text:style-name="Text_20_body">The actual break out part starts when a blast charge placed by the player goes off and an alarm starts ringing. This is followed by a period of time where the agents that were previously prisoners break free and start fleeing.</text:p>
      <text:p text:style-name="Text_20_body">Success is determined by how many agents reach the exit before time runs out.</text:p>
      <text:p text:style-name="Text_20_body"/>
      <text:p text:style-name="Text_20_body"/>
      <text:p text:style-name="Text_20_body">There are 2 phases: setup and break out</text:p>
      <text:p text:style-name="Text_20_body">In phase 1 you place stuff on the level and prepare stuff. You get everything in order and pick where <text:s text:c="2"/>you want the blast charge to go. Once everything is <text:soft-page-break/>ready, you push the button.</text:p>
      <text:p text:style-name="Text_20_body">Phase 2 starts when the blast charge explodes and the clock starts ticking.</text:p>
      <text:p text:style-name="Text_20_body">Jail cells open up and the agents start fleeing. They need to get to the exit made by the blast charge.</text:p>
      <text:h text:style-name="Heading_20_1" text:outline-level="1">Implementation</text:h>
      <text:h text:style-name="Heading_20_2" text:outline-level="2">1. Breaking out</text:h>
      <text:p text:style-name="Text_20_body">I need to show a prison to the player and tell them that their job is breaking people out of it.</text:p>
      <text:p text:style-name="Text_20_body">In order to achieve this goal I need to create an end goal that prisoners path to, a system of measuring how many prisoners reached the exit and a way of ending the game when time runs out or when there are no more prisoners to escape.</text:p>
      <text:h text:style-name="Heading_20_2" text:outline-level="2">2. Variety of places to escape from</text:h>
      <text:p text:style-name="Text_20_body">Simple - make 4-6 rooms with some random bits to add variety</text:p>
      <text:p text:style-name="Text_20_body">Hard - dynamically create rooms out of prefabs and filling the space between with a wave collpas algorithm</text:p>
      <text:p text:style-name="Text_20_body">Both solutions imply the existence of some kind of tile map from which levels are builds, as well as common elements like jail cells / doors / designated walls for placing blast charges.</text:p>
      <text:p text:style-name="Text_20_body">UPDATE:</text:p>
      <text:p text:style-name="Text_20_body">Using TileMap with navigation is still scuffed in Godot 3.5 (AFAIK) - but <text:span text:style-name="T1">using multiple NavigationPolygon nodes together </text:span>works very well.</text:p>
      <text:p text:style-name="Text_20_body"/>
      <text:h text:style-name="Heading_20_2" text:outline-level="2">3. Autonomous agents that do their own stuff</text:h>
      <text:p text:style-name="Text_20_body">This one will be tricky. I need an escapee agent - these will be the only ones that need path information. I also want robots / turrets - but these can be stationery / bound to a predefined path.</text:p>
      <text:p text:style-name="Text_20_body">NavigationAgent2D looks very cool - especially when it comes to flocking behavior. But it also seems very expensive resource / knowledge wise.</text:p>
      <text:p text:style-name="Text_20_body">Logic wise - a state machine seems like the best solution. </text:p>
      <text:p text:style-name="Text_20_body">Or maybe a physics / logic solution? Cause I want the agents to behave like a fluid when they are getting out of their cells at start - but I also want to create an illusion of complexity through choices.</text:p>
      <text:p text:style-name="Text_20_body">UPDATE:</text:p>
      <text:p text:style-name="Text_20_body">Did some tests - the fluid thing seems kinda weak.</text:p>
      <text:p text:style-name="Text_20_body">But having 2 physics bodies connected by a joint seems like a promising simulation of human like motion.</text:p>
      <text:p text:style-name="Text_20_body"><text:soft-page-break/>UPDATE2:</text:p>
      <text:p text:style-name="Text_20_body">Can't make it work with physics bodies so far. Will have to switch to a simpler solution probably.</text:p>
      <text:p text:style-name="Text_20_body">I can make my dudes move with Navigation Server, but I have no idea how to allow them to move in directions instead of going to locations.</text:p>
      <text:p text:style-name="Text_20_body">How about a KinecticBody that follows a path created by Navigation Server connected to a RigidBody by a Joint.</text:p>
      <text:p text:style-name="Text_20_body">In an active walking state the KineticBody would follow a selected path and adjust it to match deformations caused by the RigidBody.</text:p>
      <text:p text:style-name="Text_20_body">When in passive mode KineticBody would just follow the RigidBody?</text:p>
      <text:p text:style-name="Text_20_body">UPDATE3:</text:p>
      <text:p text:style-name="Text_20_body">PathFollow with a KinematicBody connected to a RigidBody by a joint seems promising - just make it think a bit whenever the 2 bodies are far away.</text:p>
      <text:p text:style-name="Text_20_body"/>
      <text:p text:style-name="Text_20_body"/>
      <text:p text:style-name="Text_20_body">New concept:</text:p>
      <text:p text:style-name="Text_20_body">Make them kinda smart - by default they will try to follow orders or do whatever an item makes them do, but if they got nothing better to do they will switch to idle mode.</text:p>
      <text:p text:style-name="Text_20_body">I keep coming back to using state machine for logic - so how would it even work?</text:p>
      <text:p text:style-name="Text_20_body">Path to exit state - in which the agent has a clear path to the exit and they make a B line to it.</text:p>
      <text:p text:style-name="Text_20_body">Fear state - there is something that that compels the agent to move away from it.</text:p>
      <text:p text:style-name="Text_20_body">Idle state - walk around in random directions.</text:p>
      <text:p text:style-name="Text_20_body">Explore state - walk to predefined locations on the map.</text:p>
      <text:p text:style-name="Text_20_body">Grab state - an item has been found, move to it.</text:p>
      <text:p text:style-name="Text_20_body">Follow state - emitted by an agent, makes all other agents walk to the location from which it was called</text:p>
      <text:p text:style-name="Text_20_body">THAT IS WAY TOO MANY STATES!</text:p>
      <text:p text:style-name="Text_20_body">I need to cut this down to the essential ones.</text:p>
      <text:p text:style-name="Text_20_body">Exit state, Follow state and Grab state can be abstracted to a general GoTo State - where the Agent is walking to a specific location</text:p>
      <text:p text:style-name="Text_20_body">Idle state, an in-between state where the agent has nothing to do.</text:p>
      <text:p text:style-name="Text_20_body">That's 2 state that cover pretty much everything.</text:p>
      <text:p text:style-name="Text_20_body">I also want a priority system - so that some things might be </text:p>
      <text:p text:style-name="Text_20_body"/>
      <text:h text:style-name="Heading_20_2" text:outline-level="2"><text:soft-page-break/>4. Things that make escaping easier</text:h>
      <text:p text:style-name="Text_20_body">I need my agents to be dumb - in order for items that help them escape to make sense.</text:p>
      <text:p text:style-name="Text_20_body">I also need some ind of UI that allows me to drag and drop stuff around.</text:p>
      <text:h text:style-name="Heading_20_1" text:outline-level="1">Re-using the built in functionality of Control nodes for this seems logical.</text:h>
      <text:p text:style-name="Text_20_body">Possible implementation: a side menu with stuff that can be dragged + an overlay over the level in the form of a grid of control nodes that can accept the dragged stuff.</text:p>
      <text:p text:style-name="Text_20_body">Once the level starts the dragged items are translated into actual stuff on the level.</text:p>
      <text:h text:style-name="Heading_20_2" text:outline-level="2">5. Things that make escaping difficult</text:h>
      <text:p text:style-name="Text_20_body">Traps seems obvious.</text:p>
      <text:p text:style-name="Text_20_body">Prison guards seem obvious.</text:p>
      <text:p text:style-name="Text_20_body">Static blocks like doors that need to be broken down by escapees.</text:p>
      <text:h text:style-name="Heading_20_2" text:outline-level="2">6. A shop to buy things</text:h>
      <text:p text:style-name="Text_20_body">The player needs to obtain the stuff they place on the level somehow.</text:p>
      <text:p text:style-name="Text_20_body"/>
      <text:h text:style-name="Heading_20_1" text:outline-level="1">Assets</text:h>
      <text:p text:style-name="Text_20_body">For agents I'll go with simple circles and give them personality later on.</text:p>
      <text:p text:style-name="Text_20_body">For level - I would like a 40x40 simple tile set from which I'll build most of the levels + some furniture / doors / details.</text:p>
      <text:p text:style-name="Text_20_body"/>
      <text:p text:style-name="Text_20_body">I want to make all of them myself - preferably as a challenge where I make a long list of stuff and then I try making each asset under a minute?</text:p>
      <text:p text:style-name="Text_20_body"/>
      <text:p text:style-name="Text_20_body">I would also like to try some voice recording with a voice changer.</text:p>
      <text:p text:style-name="Text_20_body"/>
      <text:h text:style-name="Heading_20_1" text:outline-level="1">Things</text:h>
      <text:p text:style-name="P4"><text:tab/>Brain</text:p>
      <text:p text:style-name="Text_20_body">What does it send out? Commands to legs to do things.</text:p>
      <text:p text:style-name="Text_20_body">What does it relieve? Inputs from senses and legs.</text:p>
      <text:p text:style-name="Text_20_body">How does it process inputs? It evaluates a list of things based on prio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3" svg:font-family="Tahoma"/>
    <style:font-face style:name="Caladea" svg:font-family="Caladea" style:font-adornments="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hnschrift Condensed" svg:font-family="'Bahnschrift Condensed'" style:font-family-generic="swiss" style:font-pitch="variable"/>
    <style:font-face style:name="Bahnschrift SemiLight" svg:font-family="'Bahnschrift SemiLight'" style:font-family-generic="swiss" style:font-pitch="variable"/>
    <style:font-face style:name="Carlito" svg:font-family="Carlito" style:font-adornments="Italic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ny" style:font-family-generic="swiss" style:font-pitch="variable"/>
    <style:font-face style:name="Verdana" svg:font-family="Verdana" style:font-adornments="Kursywa" style:font-family-generic="swiss" style:font-pitch="variable"/>
    <style:font-face style:name="Verdana1" svg:font-family="Verdana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1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21M16S</meta:editing-duration>
    <meta:editing-cycles>27</meta:editing-cycles>
    <meta:generator>OpenOffice/4.1.13$Win32 OpenOffice.org_project/4113m1$Build-9810</meta:generator>
    <dc:date>2024-02-24T16:56:15</dc:date>
    <dc:creator>Jakub </dc:creator>
    <meta:document-statistic meta:table-count="0" meta:image-count="0" meta:object-count="0" meta:page-count="4" meta:paragraph-count="86" meta:word-count="1267" meta:character-count="6651"/>
    <meta:user-defined meta:name="Info 1"/>
    <meta:user-defined meta:name="Info 2"/>
    <meta:user-defined meta:name="Info 3"/>
    <meta:user-defined meta:name="Info 4"/>
  </office:meta>
</office:document-meta>
</file>